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5862in"/>
    </style:style>
    <style:style style:name="co7" style:family="table-column">
      <style:table-column-properties fo:break-before="auto" style:column-width="3.0339in"/>
    </style:style>
    <style:style style:name="co8" style:family="table-column">
      <style:table-column-properties fo:break-before="auto" style:column-width="3.6772in"/>
    </style:style>
    <style:style style:name="co9" style:family="table-column">
      <style:table-column-properties fo:break-before="auto" style:column-width="3.5055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4335in"/>
    </style:style>
    <style:style style:name="co13" style:family="table-column">
      <style:table-column-properties fo:break-before="auto" style:column-width="3.5701in"/>
    </style:style>
    <style:style style:name="co14" style:family="table-column">
      <style:table-column-properties fo:break-before="auto" style:column-width="3.348in"/>
    </style:style>
    <style:style style:name="co15" style:family="table-column">
      <style:table-column-properties fo:break-before="auto" style:column-width="3.302in"/>
    </style:style>
    <style:style style:name="co16" style:family="table-column">
      <style:table-column-properties fo:break-before="auto" style:column-width="3.4736in"/>
    </style:style>
    <style:style style:name="co17" style:family="table-column">
      <style:table-column-properties fo:break-before="auto" style:column-width="3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bo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Good"/>
        <table:table-column table:style-name="co4" table:number-columns-repeated="2" table:default-cell-style-name="Default"/>
        <table:table-column table:style-name="co4" table:default-cell-style-name="Good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Quantity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eft over</text:p>
          </table:table-cell>
          <table:table-cell table:style-name="Default" office:value-type="string" calcext:value-type="string">
            <text:p>Mouser</text:p>
          </table:table-cell>
          <table:table-cell office:value-type="string" calcext:value-type="string">
            <text:p>Mouser nr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00nF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81-06035C104KAT2A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1-04025C104KAT4A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0n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1-06035C103J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Axial_L10.0mm_D4.5mm_P15.00mm_Horizontal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4-2222-021-38109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Radial_D5.0mm_P2.00mm</text:p>
          </table:table-cell>
          <table:table-cell office:value-type="string" calcext:value-type="string">
            <text:p>10u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7-EEU-FC1H100LH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u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1-06035C105KAT2A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20pF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1-06035A200J4T2A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Radial_D10.0mm_P5.00mm</text:p>
          </table:table-cell>
          <table:table-cell office:value-type="string" calcext:value-type="string">
            <text:p>220u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1-MAL214651221E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4.7u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1-06036D475K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Elec_6.3x7.7</text:p>
          </table:table-cell>
          <table:table-cell office:value-type="string" calcext:value-type="string">
            <text:p>Hand motor cap 47uF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P_Radial_D16.0mm_P7.50mm</text:p>
          </table:table-cell>
          <table:table-cell office:value-type="string" calcext:value-type="string">
            <text:p>Motor cap 330u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7-EEU-FS1H331B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TerminalBlock_4Ucon_1x04_P3.50mm_Vertical</text:p>
          </table:table-cell>
          <table:table-cell office:value-type="string" calcext:value-type="string">
            <text:p>CAN and Power connector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PinHeader_2x05_P2.54mm_Vertical</text:p>
          </table:table-cell>
          <table:table-cell office:value-type="string" calcext:value-type="string">
            <text:p>Encoder connector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USB_Micro-B_Molex-105017-0001</text:p>
          </table:table-cell>
          <table:table-cell office:value-type="string" calcext:value-type="string">
            <text:p>Micro USB port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70543-0001_MOL</text:p>
          </table:table-cell>
          <table:table-cell office:value-type="string" calcext:value-type="string">
            <text:p>Molex Motor connecto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8-70543-000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-1761603-6_TYC</text:p>
          </table:table-cell>
          <table:table-cell office:value-type="string" calcext:value-type="string">
            <text:p>TE Connectivity 16 p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1-2-1761603-6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1761681-7_TYC</text:p>
          </table:table-cell>
          <table:table-cell office:value-type="string" calcext:value-type="string">
            <text:p>TE Connectivity 20 pin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XTAL_ABL-16_ABR</text:p>
          </table:table-cell>
          <table:table-cell office:value-type="string" calcext:value-type="string">
            <text:p>16MHz cryst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5-ABL16000MHZB1UT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_T-1_P5.08mm_Horizontal</text:p>
          </table:table-cell>
          <table:table-cell office:value-type="string" calcext:value-type="string">
            <text:p>3.3V Zener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_T-1_P5.08mm_Horizontal</text:p>
          </table:table-cell>
          <table:table-cell office:value-type="string" calcext:value-type="string">
            <text:p>IN4005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DSC706-0504C_BRN</text:p>
          </table:table-cell>
          <table:table-cell office:value-type="string" calcext:value-type="string">
            <text:p>CDSC706-0504C TV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11-CDSC706-0504C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SOIC8_DDA_TEX</text:p>
          </table:table-cell>
          <table:table-cell office:value-type="string" calcext:value-type="string">
            <text:p>DRV8251A Motor driv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95-DRV8251ADDAR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O-220-3_Horizontal_TabDown</text:p>
          </table:table-cell>
          <table:table-cell office:value-type="string" calcext:value-type="string">
            <text:p>LM317_TO-220 Voltage reg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6-LM317HVT/NOPB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GA-14L_2P5X3X0P83_STM</text:p>
          </table:table-cell>
          <table:table-cell office:value-type="string" calcext:value-type="string">
            <text:p>LSM6DSM IM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1-LSM6DSMTR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OPB971N51</text:p>
          </table:table-cell>
          <table:table-cell office:value-type="string" calcext:value-type="string">
            <text:p>Optical switch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QFP-64_10x10mm_P0.5mm</text:p>
          </table:table-cell>
          <table:table-cell office:value-type="string" calcext:value-type="string">
            <text:p>STM32F303RET6 MC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1-STM32F303RET6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SOT96-1_SO8_NXP</text:p>
          </table:table-cell>
          <table:table-cell office:value-type="string" calcext:value-type="string">
            <text:p>TJA1057GT/3J CANTrx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Bad" office:value-type="string" calcext:value-type="string">
            <text:p>771-TJA1057GT/3J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SOT-666_STM</text:p>
          </table:table-cell>
          <table:table-cell office:value-type="string" calcext:value-type="string">
            <text:p>USBLC6-2P6 TVS ar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1-USBLC6-2P6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ZMR330FTA Voltage re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2-ZMR330FTA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Indicator LED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tmeter</text:p>
          </table:table-cell>
          <table:table-cell office:value-type="string" calcext:value-type="string">
            <text:p>Potentiometer_Bourns_3006P_Horizontal</text:p>
          </table:table-cell>
          <table:table-cell office:value-type="string" calcext:value-type="string">
            <text:p>89R1K something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JV-3S-KT</text:p>
          </table:table-cell>
          <table:table-cell office:value-type="string" calcext:value-type="string">
            <text:p>Motor enable relay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0k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791-RMC10K103FTH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0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1-RMC1/10K1002DTP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120Oh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7-ERJ-PA3F1200V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k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03-AC0805FR-071K5L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603_1608Metric_Pad0.98x0.95mm_HandSolder</text:p>
          </table:table-cell>
          <table:table-cell office:value-type="string" calcext:value-type="string">
            <text:p>1k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3-RC0603FR-071K5L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20Oh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RJ-U2RD2200X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240Oh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7-ERJ-6GEYJ241V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603_1608Metric_Pad0.98x0.95mm_HandSolder</text:p>
          </table:table-cell>
          <table:table-cell office:value-type="string" calcext:value-type="string">
            <text:p>33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1-RMC1/16K3302FTP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340Oh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7-ERJ-6ENF3400V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40k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03-RT0402FRE0740K2L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510Ohm RIPROPI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7-ERJ-6ENF5100V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_0603_1608Metric_Pad0.98x0.95mm_HandSolder</text:p>
          </table:table-cell>
          <table:table-cell office:value-type="string" calcext:value-type="string">
            <text:p>82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3-AC0603FR-0782KL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2N551 NPN BJT transistor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</table:table>
      <table:table table:name="Bogie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2-1761603-6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Top_Botto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_3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_SWITCH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TR1</text:p>
          </table:table-cell>
          <table:table-cell office:value-type="string" calcext:value-type="string">
            <text:p>70543-0001_M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1</text:p>
          </table:table-cell>
          <table:table-cell office:value-type="string" calcext:value-type="string">
            <text:p>1761681-7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Top_Bottom</text:p>
          </table:table-cell>
          <table:table-cell/>
        </table:table-row>
      </table:table>
      <table:table table:name="Hand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9,C1,C13,C14,C17,C3,C18,C7,C10,C8,C9</text:p>
          </table:table-cell>
          <table:table-cell office:value-type="string" calcext:value-type="string">
            <text:p>C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6,D5,D3,D4</text:p>
          </table:table-cell>
          <table:table-cell office:value-type="string" calcext:value-type="string">
            <text:p>D_T-1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4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T-1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96-1_SO8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7GT/3J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TO-220-3_Horizontal_Tab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7_TO-2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06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6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Oh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C1,ENC2</text:p>
          </table:table-cell>
          <table:table-cell office:value-type="string" calcext:value-type="string">
            <text:p>PinSocket_1x0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_MTR6,C_MTR3,C_MTR2,C_MTR5,C_MTR1,C_MTR4</text:p>
          </table:table-cell>
          <table:table-cell office:value-type="string" calcext:value-type="string">
            <text:p>CP_Elec_6.3x7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mu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1,C22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_IPROPI2,R_IPROPI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Oh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3,R_EN1,R11,R12,R7,R5,R4,R14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7,R31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uF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0,R9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ABL-16_A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-16.000MHZ-B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TR_DRV2,MTR_DRV1</text:p>
          </table:table-cell>
          <table:table-cell office:value-type="string" calcext:value-type="string">
            <text:p>SOIC8_DDA_T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251ADD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GA-14L_2P5X3X0P83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MT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MOD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V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1,JP2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86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1,C1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L_FLS_URT1</text:p>
          </table:table-cell>
          <table:table-cell office:value-type="string" calcext:value-type="string">
            <text:p>PinHeader_2x0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Oh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RET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1,H2</text:p>
          </table:table-cell>
          <table:table-cell office:value-type="string" calcext:value-type="string">
            <text:p>MountingHole_2.2mm_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N_TRM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Oh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WR_CAN_IMU1,MTR1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4_Odd_Eve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_A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6,C15</text:p>
          </table:table-cell>
          <table:table-cell office:value-type="string" calcext:value-type="string">
            <text:p>CP_Axial_L10.0mm_D4.5mm_P15.00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u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U_OP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</table:table>
      <table:table table:name="Hand_B" table:style-name="ta1"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_2.7mm_M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_B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1</text:p>
          </table:table-cell>
          <table:table-cell office:value-type="string" calcext:value-type="string">
            <text:p>OPB971N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/>
        </table:table-row>
      </table:table>
      <table:table table:name="IMU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LT_DBG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_EN1,INT_EN1,INT_SEL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er_3_Op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2,H3,H1</text:p>
          </table:table-cell>
          <table:table-cell office:value-type="string" calcext:value-type="string">
            <text:p>MountingHole_3.2mm_M3_DIN965_Pad_Top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_Pa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R330FT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GA-14L_2P5X3X0P83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MT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T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2C_PWR1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/>
        </table:table-row>
      </table:table>
      <table:table table:name="Rail" table:style-name="ta1"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,H3,H1</text:p>
          </table:table-cell>
          <table:table-cell office:value-type="string" calcext:value-type="string">
            <text:p>MountingHole_3.2mm_M3_DIN965_Pad_Top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_Pa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2-1761603-6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Top_Botto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PinHeader_2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7_Odd_Ev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CDSC706-0504C_B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C706-0504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</table:table>
      <table:table table:name="Shoulder" table:style-name="ta1"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R2,MTR1</text:p>
          </table:table-cell>
          <table:table-cell office:value-type="string" calcext:value-type="string">
            <text:p>70543-0001_MOL</text:p>
          </table:table-cell>
          <table:table-cell office:value-type="float" office:value="2" calcext:value-type="float">
            <text:p>2</text:p>
          </table:table-cell>
          <table:table-cell office:value-type="float" office:value="705430001" calcext:value-type="float">
            <text:p>705430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D3,D1,D4</text:p>
          </table:table-cell>
          <table:table-cell office:value-type="string" calcext:value-type="string">
            <text:p>D_T-1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4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_MTR1</text:p>
          </table:table-cell>
          <table:table-cell office:value-type="string" calcext:value-type="string">
            <text:p>CP_Radial_D16.0mm_P7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m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1,R13,R14,R20,R15,R16,R19,R17,R12,R18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kOh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C1,ENC2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2,H4,H1,H3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P2,J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TO-220-3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7_TO-2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06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5,C8,C9,C15,C3,C4,C2,C1,C14,C20,C19,C21,C22</text:p>
          </table:table-cell>
          <table:table-cell office:value-type="string" calcext:value-type="string">
            <text:p>C_0603_1608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N_TRM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Oh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2,C13,C10,C11</text:p>
          </table:table-cell>
          <table:table-cell office:value-type="string" calcext:value-type="string">
            <text:p>CP_Radial_D5.0mm_P2.0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mu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u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1_RLY_CTRL1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IGBT_CG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_IPROPI1,R2_IPROPI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Ohm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TR_DRV1,MTR_DRV2</text:p>
          </table:table-cell>
          <table:table-cell office:value-type="string" calcext:value-type="string">
            <text:p>SOIC8_DDA_T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251ADD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V-3S-KT1</text:p>
          </table:table-cell>
          <table:table-cell office:value-type="string" calcext:value-type="string">
            <text:p>JV-3S-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T-1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uF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GA-14L_2P5X3X0P83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MT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V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96-1_SO8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7GT/3J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3,RLY_CTL_DBG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1P1T_NO_CK_KSC6x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ABL-16_A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-16.000MHZ-B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WR_CAN_IN1,PWR_CAN_OUT1</text:p>
          </table:table-cell>
          <table:table-cell office:value-type="string" calcext:value-type="string">
            <text:p>TerminalBlock_4Ucon_1x04_P3.5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RET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L_FLASH1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Oh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7,C6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MOD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_MTR2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mu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86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,R10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SOT-666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P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Ohm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</table:table>
      <table:table table:name="Torso" table:style-name="ta1"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1,C1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5,H3,H4</text:p>
          </table:table-cell>
          <table:table-cell office:value-type="string" calcext:value-type="string">
            <text:p>MountingHole_5.3mm_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C13,C4,C10,C1,C3,C9,C19,C20,C18,C17</text:p>
          </table:table-cell>
          <table:table-cell office:value-type="string" calcext:value-type="string">
            <text:p>C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MOD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Oh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0,R19,R12,R16,R14,R15,R18,R10,R13,R17,R11</text:p>
          </table:table-cell>
          <table:table-cell office:value-type="string" calcext:value-type="string">
            <text:p>R_0402_1005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kOh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u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96-1_SO8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7GT/3J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_MTR2,C_MTR1</text:p>
          </table:table-cell>
          <table:table-cell office:value-type="string" calcext:value-type="string">
            <text:p>CP_Radial_D16.0mm_P7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u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4,D2,D1,D3</text:p>
          </table:table-cell>
          <table:table-cell office:value-type="string" calcext:value-type="string">
            <text:p>D_T-1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40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,C7,C8,C6</text:p>
          </table:table-cell>
          <table:table-cell office:value-type="string" calcext:value-type="string">
            <text:p>CP_Radial_D5.0mm_P2.0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mu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V-3S-KT1</text:p>
          </table:table-cell>
          <table:table-cell office:value-type="string" calcext:value-type="string">
            <text:p>JV-3S-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_TRM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Ohm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_IPROPI2,R_IPROPI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Oh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RL_FLASH1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3,U2</text:p>
          </table:table-cell>
          <table:table-cell office:value-type="string" calcext:value-type="string">
            <text:p>TO-220-3_Horizontal_Tab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7_TO-2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T-1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06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_V_DBG1,RLY_CTL_DBG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1P1T_NO_CK_KSC6x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1_RLY_CTRL1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IGBT_CG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_3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SOT-666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P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R_DRV2,MTR_DRV1</text:p>
          </table:table-cell>
          <table:table-cell office:value-type="string" calcext:value-type="string">
            <text:p>SOIC8_DDA_T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251ADDA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IN1</text:p>
          </table:table-cell>
          <table:table-cell office:value-type="string" calcext:value-type="string">
            <text:p>1761681-7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Top_Botto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RET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86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P2,J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u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Ohm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ABL-16_A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-16.000MHZ-B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TR_ASY_DBG1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WR_CAN_OUT1</text:p>
          </table:table-cell>
          <table:table-cell office:value-type="string" calcext:value-type="string">
            <text:p>TerminalBlock_4Ucon_1x04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TR2</text:p>
          </table:table-cell>
          <table:table-cell office:value-type="string" calcext:value-type="string">
            <text:p>70543-0001_MOL</text:p>
          </table:table-cell>
          <table:table-cell office:value-type="float" office:value="1" calcext:value-type="float">
            <text:p>1</text:p>
          </table:table-cell>
          <table:table-cell office:value-type="float" office:value="705430001" calcext:value-type="float">
            <text:p>70543000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V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</table:table>
      <table:named-expressions/>
      <table:database-ranges>
        <table:database-range table:name="__Anonymous_Sheet_DB__0" table:target-range-address="All_boards.A1:All_boards.G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42:58.857080873</meta:creation-date>
    <dc:date>2024-02-03T13:16:08.121647873</dc:date>
    <meta:editing-duration>PT2H32M35S</meta:editing-duration>
    <meta:editing-cycles>53</meta:editing-cycles>
    <meta:generator>LibreOffice/7.3.7.2$Linux_X86_64 LibreOffice_project/30$Build-2</meta:generator>
    <meta:document-statistic meta:table-count="8" meta:cell-count="1157" meta:object-count="0"/>
  </office:meta>
</office:document-meta>
</file>